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e138" officeooo:paragraph-rsid="001de138"/>
    </style:style>
    <style:style style:name="P2" style:family="paragraph" style:parent-style-name="Standard" style:list-style-name="L1">
      <style:text-properties officeooo:rsid="001faed7" officeooo:paragraph-rsid="001fae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64099038" text:style-name="L1">
        <text:list-item>
          <text:p text:style-name="P1">UI and UI events</text:p>
        </text:list-item>
        <text:list-item>
          <text:p text:style-name="P1">MVC</text:p>
        </text:list-item>
        <text:list-item>
          <text:p text:style-name="P1">Landscape and Portrait</text:p>
        </text:list-item>
        <text:list-item>
          <text:p text:style-name="P2">Scene transi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2T11:32:06.584000000</dc:date>
    <meta:editing-duration>PT6M14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4" meta:word-count="14" meta:character-count="65" meta:non-whitespace-character-count="59"/>
  </office:meta>
</office:document-meta>
</file>